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svg:stroke-width="0.119cm" svg:stroke-color="#000000" draw:fill="none" draw:fill-color="#ffffff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01cm" draw:fill-color="#7a7a5a"/>
    </style:style>
    <style:style style:name="gr6" style:family="graphic" style:parent-style-name="standard">
      <style:graphic-properties draw:stroke="none" svg:stroke-width="0.001cm" draw:fill-color="#000000"/>
    </style:style>
    <style:style style:name="gr7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8" style:family="graphic" style:parent-style-name="standard">
      <style:graphic-properties draw:stroke="none" svg:stroke-width="0.001cm" draw:fill-color="#0096d4"/>
    </style:style>
    <style:style style:name="gr9" style:family="graphic" style:parent-style-name="standard">
      <style:graphic-properties svg:stroke-width="0.001cm" svg:stroke-color="#003c55" draw:fill="none" draw:fill-color="#ffffff" fo:padding-top="-0.049cm" fo:padding-bottom="-0.049cm" fo:padding-left="-0.049cm" fo:padding-right="-0.049cm"/>
    </style:style>
    <style:style style:name="gr10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2.979cm" svg:y="-5cm"/>
          <draw:glue-point draw:id="5" svg:x="3.436cm" svg:y="-5cm"/>
          <draw:glue-point draw:id="6" svg:x="0.228cm" svg:y="-5cm"/>
          <draw:glue-point draw:id="7" svg:x="-4.95cm" svg:y="5cm"/>
          <draw:glue-point draw:id="8" svg:x="2.019cm" svg:y="5cm"/>
          <draw:glue-point draw:id="9" svg:x="-1.465cm" svg:y="5cm"/>
          <draw:glue-point draw:id="10" svg:x="-5cm" svg:y="1.702cm"/>
          <draw:glue-point draw:id="11" svg:x="-5cm" svg:y="3.352cm"/>
          <draw:glue-point draw:id="12" svg:x="5cm" svg:y="0.699cm"/>
          <draw:glue-point draw:id="13" svg:x="5cm" svg:y="2.487cm"/>
          <draw:glue-point draw:id="14" svg:x="-0.371cm" svg:y="0.824cm"/>
          <draw:polygon draw:style-name="gr1" draw:layer="layout" svg:width="2.008cm" svg:height="0.369cm" svg:x="0cm" svg:y="1.34cm" svg:viewBox="0 0 2009 370" draw:points="0,0 2009,0 2009,370 0,370">
            <text:p/>
          </draw:polygon>
          <draw:polygon draw:style-name="gr2" draw:layer="layout" svg:width="2.008cm" svg:height="0.369cm" svg:x="0cm" svg:y="1.34cm" svg:viewBox="0 0 2009 370" draw:points="0,0 2009,0 2009,370 0,370">
            <text:p/>
          </draw:polygon>
          <draw:polygon draw:style-name="gr3" draw:layer="layout" svg:width="2.221cm" svg:height="0.201cm" svg:x="0cm" svg:y="1.14cm" svg:viewBox="0 0 2222 202" draw:points="0,202 212,0 2222,0 2008,202">
            <text:p/>
          </draw:polygon>
          <draw:polygon draw:style-name="gr2" draw:layer="layout" svg:width="2.221cm" svg:height="0.201cm" svg:x="0cm" svg:y="1.14cm" svg:viewBox="0 0 2222 202" draw:points="0,202 212,0 2222,0 2008,202">
            <text:p/>
          </draw:polygon>
          <draw:line draw:style-name="gr4" draw:layer="layout" svg:x1="1.897cm" svg:y1="1.508cm" svg:x2="1.414cm" svg:y2="1.508cm">
            <text:p/>
          </draw:line>
          <draw:polygon draw:style-name="gr5" draw:layer="layout" svg:width="0.213cm" svg:height="0.57cm" svg:x="2.008cm" svg:y="1.14cm" svg:viewBox="0 0 214 571" draw:points="0,571 214,358 214,0 0,201">
            <text:p/>
          </draw:polygon>
          <draw:polygon draw:style-name="gr2" draw:layer="layout" svg:width="0.213cm" svg:height="0.57cm" svg:x="2.008cm" svg:y="1.14cm" svg:viewBox="0 0 214 571" draw:points="0,571 214,358 214,0 0,201">
            <text:p/>
          </draw:polygon>
          <draw:polygon draw:style-name="gr3" draw:layer="layout" svg:width="1.773cm" svg:height="0.28cm" svg:x="0.011cm" svg:y="1.664cm" svg:viewBox="0 0 1774 281" draw:points="0,281 224,0 1774,0 1549,281">
            <text:p/>
          </draw:polygon>
          <draw:polygon draw:style-name="gr2" draw:layer="layout" svg:width="1.773cm" svg:height="0.28cm" svg:x="0.011cm" svg:y="1.664cm" svg:viewBox="0 0 1774 281" draw:points="0,281 224,0 1774,0 1549,281">
            <text:p/>
          </draw:polygon>
          <draw:polygon draw:style-name="gr5" draw:layer="layout" svg:width="0.225cm" svg:height="0.336cm" svg:x="1.559cm" svg:y="1.664cm" svg:viewBox="0 0 226 337" draw:points="0,337 226,101 226,0 0,280">
            <text:p/>
          </draw:polygon>
          <draw:polygon draw:style-name="gr2" draw:layer="layout" svg:width="0.225cm" svg:height="0.336cm" svg:x="1.559cm" svg:y="1.664cm" svg:viewBox="0 0 226 337" draw:points="0,337 226,101 226,0 0,280">
            <text:p/>
          </draw:polygon>
          <draw:polygon draw:style-name="gr1" draw:layer="layout" svg:width="1.548cm" svg:height="0.056cm" svg:x="0.011cm" svg:y="1.944cm" svg:viewBox="0 0 1549 57" draw:points="0,0 1549,0 1549,57 0,57">
            <text:p/>
          </draw:polygon>
          <draw:polygon draw:style-name="gr2" draw:layer="layout" svg:width="1.548cm" svg:height="0.056cm" svg:x="0.011cm" svg:y="1.944cm" svg:viewBox="0 0 1549 57" draw:points="0,0 1549,0 1549,57 0,57">
            <text:p/>
          </draw:polygon>
          <draw:polygon draw:style-name="gr6" draw:layer="layout" svg:width="1.594cm" svg:height="0.156cm" svg:x="0.303cm" svg:y="1.14cm" svg:viewBox="0 0 1595 157" draw:points="0,157 168,0 1595,0 1437,157">
            <text:p/>
          </draw:polygon>
          <draw:polygon draw:style-name="gr7" draw:layer="layout" svg:width="1.594cm" svg:height="0.156cm" svg:x="0.303cm" svg:y="1.14cm" svg:viewBox="0 0 1595 157" draw:points="0,157 168,0 1595,0 1437,157">
            <text:p/>
          </draw:polygon>
          <draw:polygon draw:style-name="gr3" draw:layer="layout" svg:width="1.583cm" svg:height="0.145cm" svg:x="0.291cm" svg:y="0cm" svg:viewBox="0 0 1584 146" draw:points="0,146 157,0 1584,0 1426,146">
            <text:p/>
          </draw:polygon>
          <draw:polygon draw:style-name="gr2" draw:layer="layout" svg:width="1.583cm" svg:height="0.145cm" svg:x="0.291cm" svg:y="0cm" svg:viewBox="0 0 1584 146" draw:points="0,146 157,0 1584,0 1426,146">
            <text:p/>
          </draw:polygon>
          <draw:polygon draw:style-name="gr1" draw:layer="layout" svg:width="1.436cm" svg:height="1.128cm" svg:x="0.291cm" svg:y="0.145cm" svg:viewBox="0 0 1437 1129" draw:points="0,0 1437,0 1437,1129 0,1129">
            <text:p/>
          </draw:polygon>
          <draw:polygon draw:style-name="gr2" draw:layer="layout" svg:width="1.436cm" svg:height="1.128cm" svg:x="0.291cm" svg:y="0.145cm" svg:viewBox="0 0 1437 1129" draw:points="0,0 1437,0 1437,1129 0,1129">
            <text:p/>
          </draw:polygon>
          <draw:polygon draw:style-name="gr5" draw:layer="layout" svg:width="0.157cm" svg:height="1.263cm" svg:x="1.717cm" svg:y="0cm" svg:viewBox="0 0 158 1264" draw:points="0,1264 158,1107 158,0 0,145">
            <text:p/>
          </draw:polygon>
          <draw:polygon draw:style-name="gr2" draw:layer="layout" svg:width="0.157cm" svg:height="1.263cm" svg:x="1.717cm" svg:y="0cm" svg:viewBox="0 0 158 1264" draw:points="0,1264 158,1107 158,0 0,145">
            <text:p/>
          </draw:polygon>
          <draw:polygon draw:style-name="gr8" draw:layer="layout" svg:width="1.189cm" svg:height="0.872cm" svg:x="0.415cm" svg:y="0.29cm" svg:viewBox="0 0 1190 873" draw:points="0,0 1190,0 1190,873 0,873">
            <text:p/>
          </draw:polygon>
          <draw:polygon draw:style-name="gr9" draw:layer="layout" svg:width="1.189cm" svg:height="0.872cm" svg:x="0.415cm" svg:y="0.29cm" svg:viewBox="0 0 1190 873" draw:points="0,0 1190,0 1190,873 0,873">
            <text:p/>
          </draw:polygon>
          <draw:polygon draw:style-name="gr10" draw:layer="layout" svg:width="0.336cm" svg:height="0.312cm" svg:x="0.842cm" svg:y="0.804cm" svg:viewBox="0 0 337 313" draw:points="235,0 100,0 100,156 0,156 168,313 337,156 235,156">
            <text:p/>
          </draw:polygon>
          <draw:polygon draw:style-name="gr9" draw:layer="layout" svg:width="0.336cm" svg:height="0.312cm" svg:x="0.842cm" svg:y="0.804cm" svg:viewBox="0 0 337 313" draw:points="235,0 100,0 100,156 0,156 168,313 337,156 235,156">
            <text:p/>
          </draw:polygon>
          <draw:polygon draw:style-name="gr10" draw:layer="layout" svg:width="0.325cm" svg:height="0.346cm" svg:x="0.842cm" svg:y="0.335cm" svg:viewBox="0 0 326 347" draw:points="100,347 224,347 224,156 326,156 168,0 0,156 100,156">
            <text:p/>
          </draw:polygon>
          <draw:polygon draw:style-name="gr9" draw:layer="layout" svg:width="0.325cm" svg:height="0.346cm" svg:x="0.842cm" svg:y="0.335cm" svg:viewBox="0 0 326 347" draw:points="100,347 224,347 224,156 326,156 168,0 0,156 100,156">
            <text:p/>
          </draw:polygon>
          <draw:polygon draw:style-name="gr10" draw:layer="layout" svg:width="0.438cm" svg:height="0.324cm" svg:x="0.494cm" svg:y="0.581cm" svg:viewBox="0 0 439 325" draw:points="0,100 0,224 281,224 281,325 439,168 281,0 281,100">
            <text:p/>
          </draw:polygon>
          <draw:polygon draw:style-name="gr9" draw:layer="layout" svg:width="0.438cm" svg:height="0.324cm" svg:x="0.494cm" svg:y="0.581cm" svg:viewBox="0 0 439 325" draw:points="0,100 0,224 281,224 281,325 439,168 281,0 281,100">
            <text:p/>
          </draw:polygon>
          <draw:polygon draw:style-name="gr10" draw:layer="layout" svg:width="0.449cm" svg:height="0.313cm" svg:x="1.077cm" svg:y="0.581cm" svg:viewBox="0 0 450 314" draw:points="450,212 450,100 169,100 169,0 0,157 157,314 157,212">
            <text:p/>
          </draw:polygon>
          <draw:polygon draw:style-name="gr9" draw:layer="layout" svg:width="0.449cm" svg:height="0.313cm" svg:x="1.077cm" svg:y="0.581cm" svg:viewBox="0 0 450 314" draw:points="450,212 450,100 169,100 169,0 0,157 157,314 157,212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C Router Card</dc:title>
    <meta:creation-date>2011-02-07T16:35:44</meta:creation-date>
    <meta:editing-duration>P0D</meta:editing-duration>
    <meta:editing-cycles>1</meta:editing-cycles>
    <meta:document-statistic meta:object-count="32"/>
    <meta:generator>OpenOffice.org/3.3$Linux OpenOffice.org_project/330m20$Build-9567</meta:generator>
  </office:meta>
</office:document-meta>
</file>